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60d" draw:textarea-horizontal-align="justify" draw:textarea-vertical-align="middle" draw:auto-grow-height="false" fo:min-height="7.33cm" fo:min-width="8.13cm"/>
      <style:paragraph-properties style:writing-mode="lr-tb"/>
    </style:style>
    <style:style style:name="gr2" style:family="graphic" style:parent-style-name="standard">
      <style:graphic-properties draw:fill-color="#bbe33d" draw:textarea-horizontal-align="justify" draw:textarea-vertical-align="middle" draw:auto-grow-height="false" fo:min-height="10.128cm" fo:min-width="12.628cm"/>
      <style:paragraph-properties style:writing-mode="lr-tb"/>
    </style:style>
    <style:style style:name="gr3" style:family="graphic" style:parent-style-name="standard">
      <style:graphic-properties draw:fill-color="#ff860d" draw:textarea-horizontal-align="justify" draw:textarea-vertical-align="middle" draw:auto-grow-height="false" fo:min-height="4.488cm" fo:min-width="4.23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458cm" fo:min-width="2.208cm"/>
      <style:paragraph-properties style:writing-mode="lr-tb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654cm" fo:min-width="2.404cm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654cm" fo:min-width="2.404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1.556cm" fo:min-width="2.506cm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2.458cm" fo:min-width="2.508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0.654cm" fo:min-width="2.704cm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0.654cm" fo:min-width="3.404cm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0.654cm" fo:min-width="2.404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1.556cm" fo:min-width="2.606cm"/>
      <style:paragraph-properties style:writing-mode="lr-tb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1.376cm" fo:min-width="3.326cm"/>
      <style:paragraph-properties style:writing-mode="lr-tb"/>
    </style:style>
    <style:style style:name="gr14" style:family="graphic" style:parent-style-name="standard">
      <style:graphic-properties draw:fill-color="#81d41a" draw:textarea-horizontal-align="justify" draw:textarea-vertical-align="middle" draw:auto-grow-height="false" fo:min-height="1.736cm" fo:min-width="3.286cm"/>
      <style:paragraph-properties style:writing-mode="lr-tb"/>
    </style:style>
    <style:style style:name="gr15" style:family="graphic" style:parent-style-name="objectwithoutfill">
      <style:graphic-properties draw:marker-end="Arrowheads_20_3" draw:marker-end-width="0.3cm" draw:fill="none" draw:textarea-vertical-align="middle"/>
    </style:style>
    <style:style style:name="gr16" style:family="graphic" style:parent-style-name="objectwithoutfill">
      <style:graphic-properties draw:marker-end="Arrowheads_20_4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556cm" fo:min-width="3.306cm"/>
      <style:paragraph-properties style:writing-mode="lr-tb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 fo:min-height="0.654cm" fo:min-width="3.404cm"/>
      <style:paragraph-properties style:writing-mode="lr-tb"/>
    </style:style>
    <style:style style:name="gr19" style:family="graphic" style:parent-style-name="objectwithoutfill">
      <style:graphic-properties draw:marker-end="Arrowheads_20_20" draw:marker-end-width="0.3cm" draw:fill="none" draw:textarea-vertical-align="middle"/>
    </style:style>
    <style:style style:name="gr20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22" draw:marker-end-width="0.3cm" draw:fill="none" draw:textarea-vertical-align="middle"/>
    </style:style>
    <style:style style:name="gr22" style:family="graphic" style:parent-style-name="objectwithoutfill">
      <style:graphic-properties draw:marker-end="Arrowheads_20_23" draw:marker-end-width="0.3cm" draw:fill="none" draw:textarea-vertical-align="middle"/>
    </style:style>
    <style:style style:name="gr23" style:family="graphic" style:parent-style-name="objectwithoutfill">
      <style:graphic-properties draw:marker-end="Arrowheads_20_25" draw:marker-end-width="0.3cm" draw:fill="none" draw:textarea-vertical-align="middle"/>
    </style:style>
    <style:style style:name="gr24" style:family="graphic" style:parent-style-name="objectwithoutfill">
      <style:graphic-properties draw:marker-end="Arrowheads_20_26" draw:marker-end-width="0.3cm" draw:fill="none" draw:textarea-vertical-align="middle"/>
    </style:style>
    <style:style style:name="gr25" style:family="graphic" style:parent-style-name="objectwithoutfill">
      <style:graphic-properties draw:marker-end="Arrowheads_20_27" draw:marker-end-width="0.3cm" draw:fill="none" draw:textarea-vertical-align="middle"/>
      <style:paragraph-properties style:writing-mode="lr-tb"/>
    </style:style>
    <style:style style:name="gr26" style:family="graphic" style:parent-style-name="objectwithoutfill">
      <style:graphic-properties draw:marker-end="Arrowheads_20_28" draw:marker-end-width="0.3cm" draw:fill="none" draw:textarea-vertical-align="middle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8" style:family="graphic" style:parent-style-name="standard">
      <style:graphic-properties draw:fill-color="#ff0000" draw:textarea-horizontal-align="justify" draw:textarea-vertical-align="middle" draw:auto-grow-height="false" fo:min-height="0cm" fo:min-width="2.5cm"/>
      <style:paragraph-properties style:writing-mode="lr-tb"/>
    </style:style>
    <style:style style:name="gr29" style:family="graphic" style:parent-style-name="standard">
      <style:graphic-properties draw:fill-color="#81d41a" draw:textarea-horizontal-align="justify" draw:textarea-vertical-align="middle" draw:auto-grow-height="false" fo:min-height="0cm" fo:min-width="2.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2.5cm"/>
      <style:paragraph-properties style:writing-mode="lr-tb"/>
    </style:style>
    <style:style style:name="gr31" style:family="graphic" style:parent-style-name="standard">
      <style:graphic-properties draw:fill-color="#ff860d" draw:textarea-horizontal-align="justify" draw:textarea-vertical-align="middle" draw:auto-grow-height="false" fo:min-height="0cm" fo:min-width="2.5cm"/>
      <style:paragraph-properties style:writing-mode="lr-tb"/>
    </style:style>
    <style:style style:name="gr32" style:family="graphic" style:parent-style-name="standard">
      <style:graphic-properties draw:fill-color="#bbe33d" draw:textarea-horizontal-align="justify" draw:textarea-vertical-align="middle" draw:auto-grow-height="false" fo:min-height="0cm" fo:min-width="2.5cm"/>
      <style:paragraph-properties style:writing-mode="lr-tb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standard">
      <style:graphic-properties draw:stroke="none" draw:fill="none" draw:textarea-horizontal-align="justify" draw:textarea-vertical-align="middle" draw:auto-grow-height="false" fo:min-height="2.458cm" fo:min-width="5.458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justify" draw:textarea-vertical-align="middle" draw:auto-grow-height="false" fo:min-height="1.832cm" fo:min-width="5.526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justify" draw:textarea-vertical-align="middle" draw:auto-grow-height="false" fo:min-height="3.817cm" fo:min-width="5.312cm"/>
      <style:paragraph-properties style:writing-mode="lr-tb"/>
    </style:style>
    <style:style style:name="gr37" style:family="graphic" style:parent-style-name="standard">
      <style:graphic-properties draw:fill="none" draw:textarea-horizontal-align="justify" draw:textarea-vertical-align="top" draw:auto-grow-height="false" fo:min-height="2.412cm" fo:min-width="9.962cm"/>
      <style:paragraph-properties style:writing-mode="lr-tb"/>
    </style:style>
    <style:style style:name="gr38" style:family="graphic" style:parent-style-name="standard">
      <style:graphic-properties draw:fill-color="#ff0000" draw:textarea-horizontal-align="justify" draw:textarea-vertical-align="middle" draw:auto-grow-height="false" fo:min-height="0.654cm" fo:min-width="1.654cm"/>
      <style:paragraph-properties style:writing-mode="lr-tb"/>
    </style:style>
    <style:style style:name="gr39" style:family="graphic" style:parent-style-name="standard">
      <style:graphic-properties draw:fill-color="#81d41a" draw:textarea-horizontal-align="justify" draw:textarea-vertical-align="middle" draw:auto-grow-height="false" fo:min-height="0.654cm" fo:min-width="1.654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654cm" fo:min-width="1.654cm"/>
      <style:paragraph-properties style:writing-mode="lr-tb"/>
    </style:style>
    <style:style style:name="gr41" style:family="graphic" style:parent-style-name="standard">
      <style:graphic-properties draw:fill="none" draw:textarea-horizontal-align="justify" draw:textarea-vertical-align="top" draw:auto-grow-height="false" fo:min-height="1.871cm" fo:min-width="10.022cm"/>
      <style:paragraph-properties style:writing-mode="lr-tb"/>
    </style:style>
    <style:style style:name="gr42" style:family="graphic" style:parent-style-name="standard">
      <style:graphic-properties draw:fill="none" draw:textarea-horizontal-align="justify" draw:textarea-vertical-align="top" draw:auto-grow-height="false" fo:min-height="3.764cm" fo:min-width="9.816cm"/>
      <style:paragraph-properties style:writing-mode="lr-tb"/>
    </style:style>
    <style:style style:name="gr43" style:family="graphic" style:parent-style-name="standard">
      <style:graphic-properties draw:fill="none" draw:textarea-horizontal-align="justify" draw:textarea-vertical-align="top" draw:auto-grow-height="false" fo:min-height="2.006cm" fo:min-width="5.008cm"/>
      <style:paragraph-properties style:writing-mode="lr-tb"/>
    </style:style>
    <style:style style:name="gr44" style:family="graphic" style:parent-style-name="standard">
      <style:graphic-properties draw:fill="none" draw:textarea-horizontal-align="justify" draw:textarea-vertical-align="top" draw:auto-grow-height="false" fo:min-height="2.006cm" fo:min-width="2.758cm"/>
      <style:paragraph-properties style:writing-mode="lr-tb"/>
    </style:style>
    <style:style style:name="gr45" style:family="graphic" style:parent-style-name="standard">
      <style:graphic-properties draw:fill="none" draw:textarea-horizontal-align="justify" draw:textarea-vertical-align="top" draw:auto-grow-height="false" fo:min-height="2.411cm" fo:min-width="7.912cm"/>
      <style:paragraph-properties style:writing-mode="lr-tb"/>
    </style:style>
    <style:style style:name="gr46" style:family="graphic" style:parent-style-name="standard">
      <style:graphic-properties draw:fill="none" draw:textarea-horizontal-align="justify" draw:textarea-vertical-align="top" draw:auto-grow-height="false" fo:min-height="1.87cm" fo:min-width="7.972cm"/>
      <style:paragraph-properties style:writing-mode="lr-tb"/>
    </style:style>
    <style:style style:name="gr47" style:family="graphic" style:parent-style-name="standard">
      <style:graphic-properties draw:fill="none" draw:textarea-horizontal-align="justify" draw:textarea-vertical-align="top" draw:auto-grow-height="false" fo:min-height="3.763cm" fo:min-width="7.76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860d"/>
      <style:paragraph-properties fo:text-align="center" style:writing-mode="lr-tb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bbe33d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729fcf"/>
      <style:paragraph-properties fo:text-align="center" style:writing-mode="lr-tb"/>
    </style:style>
    <style:style style:name="P6" style:family="paragraph">
      <loext:graphic-properties draw:fill-color="#ff0000"/>
      <style:paragraph-properties fo:text-align="center" style:writing-mode="lr-tb"/>
    </style:style>
    <style:style style:name="P7" style:family="paragraph">
      <loext:graphic-properties draw:fill-color="#81d41a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-color="#bbe33d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9.45cm" svg:height="8.4cm" svg:x="19.25cm" svg:y="2.8cm">
          <text:p text:style-name="P1"><text:tab/><text:tab/><text:tab/><text:tab/>Daemon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tab/><text:tab/><text:tab/><text:tab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8" draw:id="id18" draw:layer="layout" svg:width="14.25cm" svg:height="11.5cm" svg:x="1cm" svg:y="8.5cm">
          <text:p text:style-name="P3"><text:tab/><text:tab/><text:tab/><text:tab/><text:tab/><text:tab/><text:tab/>Motion </text:p>
          <text:p text:style-name="P3"><text:tab/><text:tab/><text:tab/><text:tab/><text:tab/><text:tab/><text:tab/>Computing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25cm" svg:height="5.25cm" svg:x="13cm" svg:y="2.8cm">
          <text:p text:style-name="P1">State Machine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3cm" svg:height="3cm" svg:x="2.2cm" svg:y="4cm">
          <text:p text:style-name="P1">USB</text:p>
          <text:p text:style-name="P1">UART</text:p>
          <text:p text:style-name="P1">I2C</text:p>
          <text:p text:style-name="P1">S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5" draw:id="id5" draw:layer="layout" svg:width="3cm" svg:height="1cm" svg:x="2.2cm" svg:y="2cm">
          <text:p text:style-name="P1">Ser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2" draw:id="id2" draw:layer="layout" svg:width="3cm" svg:height="1cm" svg:x="6.2cm" svg:y="2cm">
          <text:p text:style-name="P1">TX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3" draw:id="id3" draw:layer="layout" svg:width="3cm" svg:height="1cm" svg:x="6.2cm" svg:y="5.3cm">
          <text:p text:style-name="P1">RX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7" draw:id="id7" draw:layer="layout" svg:width="3.2cm" svg:height="2cm" svg:x="2cm" svg:y="9.2cm">
          <text:p text:style-name="P1">G-code</text:p>
          <text:p text:style-name="P1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17" draw:id="id17" draw:layer="layout" svg:width="3.3cm" svg:height="3cm" svg:x="6.2cm" svg:y="11.7cm">
          <text:p text:style-name="P1">Motion</text:p>
          <text:p text:style-name="P1">Control</text:p>
          <text:p text:style-name="P1">Calc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.3cm" svg:height="1cm" svg:x="6.2cm" svg:y="15.7cm">
          <text:p text:style-name="P1">Plan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15" draw:id="id15" draw:layer="layout" svg:width="4cm" svg:height="1cm" svg:x="1.2cm" svg:y="15.7cm">
          <text:p text:style-name="P1">block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14" draw:id="id14" draw:layer="layout" svg:width="3cm" svg:height="1cm" svg:x="1.7cm" svg:y="17.8cm">
          <text:p text:style-name="P1">Ste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3" draw:id="id13" draw:layer="layout" svg:width="3.3cm" svg:height="2cm" svg:x="6.2cm" svg:y="17.3cm">
          <text:p text:style-name="P1">segment</text:p>
          <text:p text:style-name="P1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16" draw:id="id16" draw:layer="layout" svg:width="4cm" svg:height="1.8cm" svg:x="1.2cm" svg:y="12.3cm">
          <text:p text:style-name="P1">Bolts &amp; Nuts</text:p>
          <text:p text:style-name="P1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9" draw:id="id9" draw:layer="layout" svg:width="4cm" svg:height="2.2cm" svg:x="10.8cm" svg:y="14.9cm">
          <text:p text:style-name="P1">Pulse</text:p>
          <text:p text:style-name="P1">Generator</text:p>
          <text:p text:style-name="P1">callb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8" draw:layer="layout" svg:x1="6.2cm" svg:y1="16.2cm" svg:x2="5.2cm" svg:y2="16.2cm">
          <text:p/>
        </draw:line>
        <draw:line draw:style-name="gr16" draw:text-style-name="P8" draw:layer="layout" svg:x1="7.7cm" svg:y1="14.7cm" svg:x2="7.7cm" svg:y2="15.7cm">
          <text:p/>
        </draw:line>
        <draw:custom-shape draw:style-name="gr17" draw:text-style-name="P1" xml:id="id8" draw:id="id8" draw:layer="layout" svg:width="4cm" svg:height="2cm" svg:x="16cm" svg:y="17.6cm">
          <text:p text:style-name="P1">Stepper</text:p>
          <text:p text:style-name="P1">Interru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4cm" svg:height="1cm" svg:x="13.5cm" svg:y="4.1cm">
          <text:p text:style-name="P1">Main / 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4" draw:id="id4" draw:layer="layout" svg:width="4cm" svg:height="1cm" svg:x="13.5cm" svg:y="5.3cm">
          <text:p text:style-name="P1">Protoc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10" draw:id="id10" draw:layer="layout" svg:width="4cm" svg:height="1cm" svg:x="13.5cm" svg:y="6.5cm">
          <text:p text:style-name="P1">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1" draw:id="id1" draw:layer="layout" svg:width="4cm" svg:height="1cm" svg:x="19.95cm" svg:y="4.7cm">
          <text:p text:style-name="P1">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8" draw:layer="layout" svg:x1="21.95cm" svg:y1="4.7cm" svg:x2="9.2cm" svg:y2="2.5cm" draw:start-shape="id1" draw:start-glue-point="0" draw:end-shape="id2" draw:end-glue-point="1" svg:d="M21950 4700v-2200h-12750" svg:viewBox="0 0 12751 2201">
          <text:p/>
        </draw:connector>
        <draw:connector draw:style-name="gr20" draw:text-style-name="P10" draw:layer="layout" svg:x1="9.2cm" svg:y1="5.8cm" svg:x2="13.5cm" svg:y2="5.8cm" draw:start-shape="id3" draw:start-glue-point="1" draw:end-shape="id4" draw:end-glue-point="3" svg:d="M9200 5800h4300" svg:viewBox="0 0 4301 1">
          <text:p text:style-name="P9">Jog</text:p>
          <text:p text:style-name="P9">Commands</text:p>
          <text:p text:style-name="P9"/>
          <text:p text:style-name="P9"/>
        </draw:connector>
        <draw:connector draw:style-name="gr21" draw:text-style-name="P8" draw:layer="layout" svg:x1="17.5cm" svg:y1="5.8cm" svg:x2="19.95cm" svg:y2="5.2cm" draw:start-shape="id4" draw:start-glue-point="1" draw:end-shape="id1" draw:end-glue-point="3" svg:d="M17500 5800h1226v-600h1224" svg:viewBox="0 0 2451 601">
          <text:p/>
        </draw:connector>
        <draw:connector draw:style-name="gr22" draw:text-style-name="P8" draw:layer="layout" svg:x1="7.7cm" svg:y1="2cm" svg:x2="3.7cm" svg:y2="2cm" draw:start-shape="id2" draw:start-glue-point="0" draw:end-shape="id5" draw:end-glue-point="0" svg:d="M7700 2000v-501h-4000v501" svg:viewBox="0 0 4001 502">
          <text:p/>
        </draw:connector>
        <draw:connector draw:style-name="gr23" draw:text-style-name="P8" draw:layer="layout" svg:x1="5.2cm" svg:y1="2.5cm" svg:x2="6.2cm" svg:y2="5.8cm" draw:start-shape="id5" draw:start-glue-point="1" draw:end-shape="id3" draw:end-glue-point="3" svg:d="M5200 2500h502v1651h-3v1649h501" svg:viewBox="0 0 1001 3301">
          <text:p/>
        </draw:connector>
        <draw:connector draw:style-name="gr24" draw:text-style-name="P8" draw:layer="layout" svg:x1="3.7cm" svg:y1="3cm" svg:x2="3.7cm" svg:y2="4cm" draw:start-shape="id5" draw:start-glue-point="2" draw:end-shape="id6" draw:end-glue-point="0" svg:d="M3700 3000v1000" svg:viewBox="0 0 1 1001">
          <text:p/>
        </draw:connector>
        <draw:connector draw:style-name="gr25" draw:text-style-name="P10" draw:layer="layout" svg:x1="7.7cm" svg:y1="6.3cm" svg:x2="3.6cm" svg:y2="9.2cm" draw:start-shape="id3" draw:start-glue-point="2" draw:end-shape="id7" draw:end-glue-point="0" svg:d="M7700 6300v1451h-4100v1449" svg:viewBox="0 0 4101 2901">
          <text:p text:style-name="P9">Motion</text:p>
          <text:p text:style-name="P9">commands</text:p>
        </draw:connector>
        <draw:custom-shape draw:style-name="gr18" draw:text-style-name="P6" draw:layer="layout" svg:width="4cm" svg:height="1cm" svg:x="19.95cm" svg:y="6.2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4cm" svg:height="1cm" svg:x="24.25cm" svg:y="7.7cm">
          <text:p text:style-name="P1">Lim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4cm" svg:height="1cm" svg:x="24.25cm" svg:y="9.2cm">
          <text:p text:style-name="P1">Coola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19" draw:id="id19" draw:layer="layout" svg:width="4cm" svg:height="1cm" svg:x="19.95cm" svg:y="9.2cm">
          <text:p text:style-name="P1">Pro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4cm" svg:height="1cm" svg:x="24.25cm" svg:y="4.7cm">
          <text:p text:style-name="P1">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4cm" svg:height="1cm" svg:x="24.25cm" svg:y="6.2cm">
          <text:p text:style-name="P1">Spin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4cm" svg:height="1cm" svg:x="19.95cm" svg:y="7.7cm">
          <text:p text:style-name="P1">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8" draw:layer="layout" svg:x1="16cm" svg:y1="18.6cm" svg:x2="12.8cm" svg:y2="17.1cm" draw:start-shape="id8" draw:start-glue-point="3" draw:end-shape="id9" draw:end-glue-point="2" svg:d="M16000 18600h-3200v-1500" svg:viewBox="0 0 3201 1501">
          <text:p/>
        </draw:connector>
        <draw:custom-shape draw:style-name="gr17" draw:text-style-name="P1" xml:id="id12" draw:id="id12" draw:layer="layout" svg:width="4cm" svg:height="2cm" svg:x="16cm" svg:y="15cm">
          <text:p text:style-name="P1">GP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8" draw:layer="layout" svg:x1="17.5cm" svg:y1="7cm" svg:x2="19.25cm" svg:y2="7cm" draw:start-shape="id10" draw:start-glue-point="1" draw:end-shape="id11" draw:end-glue-point="3" svg:d="M17500 7000h1750" svg:viewBox="0 0 1751 1">
          <text:p/>
        </draw:connector>
        <draw:custom-shape draw:style-name="gr28" draw:text-style-name="P6" draw:layer="layout" svg:width="3cm" svg:height="0.25cm" svg:x="22cm" svg:y="15cm">
          <text:p text:style-name="P1"/>
          <text:p text:style-name="P1"><text:s text:c="27"/>Core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3cm" svg:height="0.25cm" svg:x="22cm" svg:y="16.8cm">
          <text:p text:style-name="P1"/>
          <text:p text:style-name="P1"><text:s text:c="30"/>Motion</text:p>
          <text:p text:style-name="P1"><text:s text:c="36"/>Computing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cm" svg:height="0.25cm" svg:x="22cm" svg:y="18.7cm">
          <text:p text:style-name="P1"><text:s text:c="27"/>HAL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cm" svg:height="0.25cm" svg:x="22cm" svg:y="15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3cm" svg:height="0.25cm" svg:x="22cm" svg:y="17.25cm">
          <text:p/>
          <draw:enhanced-geometry svg:viewBox="0 0 21600 21600" draw:type="rectangle" draw:enhanced-path="M 0 0 L 21600 0 21600 21600 0 21600 0 0 Z N"/>
        </draw:custom-shape>
        <draw:connector draw:style-name="gr33" draw:text-style-name="P8" draw:layer="layout" draw:type="lines" svg:x1="14.8cm" svg:y1="16cm" svg:x2="16cm" svg:y2="16cm" draw:start-shape="id9" draw:start-glue-point="1" draw:end-shape="id12" draw:end-glue-point="3" svg:d="M14800 16000h502 197 501" svg:viewBox="0 0 1201 1">
          <text:p/>
        </draw:connector>
        <draw:connector draw:style-name="gr33" draw:text-style-name="P8" draw:layer="layout" svg:x1="9.5cm" svg:y1="18.3cm" svg:x2="10.8cm" svg:y2="16cm" draw:start-shape="id13" draw:start-glue-point="1" draw:end-shape="id9" draw:end-glue-point="3" svg:d="M9500 18300h651v-2300h649" svg:viewBox="0 0 1301 2301">
          <text:p/>
        </draw:connector>
        <draw:connector draw:style-name="gr33" draw:text-style-name="P8" draw:layer="layout" svg:x1="4.7cm" svg:y1="18.3cm" svg:x2="6.2cm" svg:y2="18.3cm" draw:start-shape="id14" draw:start-glue-point="1" draw:end-shape="id13" draw:end-glue-point="3" svg:d="M4700 18300h1500" svg:viewBox="0 0 1501 1">
          <text:p/>
        </draw:connector>
        <draw:connector draw:style-name="gr33" draw:text-style-name="P8" draw:layer="layout" svg:x1="3.2cm" svg:y1="16.7cm" svg:x2="3.2cm" svg:y2="17.8cm" draw:start-shape="id15" draw:start-glue-point="2" draw:end-shape="id14" draw:end-glue-point="0" svg:d="M3200 16700v1100" svg:viewBox="0 0 1 1101">
          <text:p/>
        </draw:connector>
        <draw:connector draw:style-name="gr27" draw:text-style-name="P8" draw:layer="layout" svg:x1="5.2cm" svg:y1="13.2cm" svg:x2="6.2cm" svg:y2="13.2cm" draw:start-shape="id16" draw:start-glue-point="1" draw:end-shape="id17" draw:end-glue-point="3" svg:d="M5200 13200h1000" svg:viewBox="0 0 1001 1">
          <text:p/>
        </draw:connector>
        <draw:connector draw:style-name="gr33" draw:text-style-name="P8" draw:layer="layout" svg:x1="5.2cm" svg:y1="10.2cm" svg:x2="7.85cm" svg:y2="11.7cm" draw:start-shape="id7" draw:start-glue-point="1" draw:end-shape="id17" draw:end-glue-point="0" svg:d="M5200 10200h2650v1500" svg:viewBox="0 0 2651 1501">
          <text:p/>
        </draw:connector>
        <draw:connector draw:style-name="gr27" draw:text-style-name="P8" draw:layer="layout" svg:x1="8.125cm" svg:y1="8.5cm" svg:x2="13.5cm" svg:y2="7cm" draw:start-shape="id18" draw:start-glue-point="0" draw:end-shape="id10" draw:end-glue-point="3" svg:d="M8125 8500v-1500h5375" svg:viewBox="0 0 5376 1501">
          <text:p/>
        </draw:connector>
        <draw:connector draw:style-name="gr33" draw:text-style-name="P8" draw:layer="layout" draw:type="lines" svg:x1="19.95cm" svg:y1="9.7cm" svg:x2="12.8cm" svg:y2="14.9cm" draw:start-shape="id19" draw:start-glue-point="3" draw:end-shape="id9" draw:end-glue-point="0" svg:d="M19950 9700h-501l-6649 4699v501" svg:viewBox="0 0 7151 5201">
          <text:p/>
        </draw:connector>
        <draw:connector draw:style-name="gr33" draw:text-style-name="P8" draw:layer="layout" draw:type="lines" svg:x1="23.975cm" svg:y1="11.2cm" svg:x2="18cm" svg:y2="15cm" draw:start-shape="id11" draw:start-glue-point="2" draw:end-shape="id12" draw:end-glue-point="0" svg:d="M23975 11200v502l-5975 2797v501" svg:viewBox="0 0 5976 3801">
          <text:p/>
        </draw:connector>
      </draw:page>
      <draw:page draw:name="page2" draw:style-name="dp1" draw:master-page-name="Default">
        <draw:custom-shape draw:style-name="gr34" draw:text-style-name="P10" draw:layer="layout" svg:width="6.25cm" svg:height="3cm" svg:x="21.7cm" svg:y="1.25cm">
          <text:p text:style-name="P1">All grbl</text:p>
          <text:p text:style-name="P1">on boar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6.25cm" svg:height="2.306cm" svg:x="21.696cm" svg:y="5.444cm">
          <text:p text:style-name="P1">Math offloaded</text:p>
          <text:p text:style-name="P1">to ho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6.25cm" svg:height="4.505cm" svg:x="21.697cm" svg:y="9.345cm">
          <text:p text:style-name="P1">Math offloaded</text:p>
          <text:p text:style-name="P1">to second co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0.75cm" svg:height="2.95cm" svg:x="1.35cm" svg:y="1.3cm">
          <text:p text:style-name="P1">Any single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2.25cm" svg:height="1cm" svg:x="4.8cm" svg:y="3cm">
          <text:p text:style-name="P1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7" draw:layer="layout" svg:width="2.25cm" svg:height="1cm" svg:x="8.8cm" svg:y="2.95cm">
          <text:p text:style-name="P1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2.25cm" svg:height="1cm" svg:x="2.3cm" svg:y="3cm">
          <text:p text:style-name="P1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10.75cm" svg:height="2.349cm" svg:x="1.351cm" svg:y="5.401cm">
          <text:p text:style-name="P1">Any single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2.25cm" svg:height="1cm" svg:x="4.801cm" svg:y="6.501cm">
          <text:p text:style-name="P1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2.25cm" svg:height="1cm" svg:x="2.301cm" svg:y="6.501cm">
          <text:p text:style-name="P1">HAL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0" draw:layer="layout" svg:width="10.75cm" svg:height="4.448cm" svg:x="1.352cm" svg:y="9.402cm">
          <text:p text:style-name="P1">Any dual core board (ex: RPi Pico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0" draw:layer="layout" svg:width="5.75cm" svg:height="2.498cm" svg:x="1.802cm" svg:y="10.852cm">
          <text:p text:style-name="P1">Cor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3.5cm" svg:height="2.498cm" svg:x="8.102cm" svg:y="10.852cm">
          <text:p text:style-name="P1">Cor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2.25cm" svg:height="1cm" svg:x="4.802cm" svg:y="12.002cm">
          <text:p text:style-name="P1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7" draw:layer="layout" svg:width="2.25cm" svg:height="1cm" svg:x="8.802cm" svg:y="11.952cm">
          <text:p text:style-name="P1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2.25cm" svg:height="1cm" svg:x="2.302cm" svg:y="12.002cm">
          <text:p text:style-name="P1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0" draw:layer="layout" svg:width="10.75cm" svg:height="4.448cm" svg:x="1.353cm" svg:y="15.103cm">
          <text:p text:style-name="P12">Any dual core board (ex: RPi Pico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0" draw:layer="layout" svg:width="5.75cm" svg:height="2.498cm" svg:x="1.803cm" svg:y="16.553cm">
          <text:p text:style-name="P1">Cor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3.5cm" svg:height="2.498cm" svg:x="8.103cm" svg:y="16.553cm">
          <text:p text:style-name="P1">Cor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2.25cm" svg:height="1cm" svg:x="8.703cm" svg:y="17.703cm">
          <text:p text:style-name="P1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2.25cm" svg:height="1cm" svg:x="2.403cm" svg:y="17.703cm">
          <text:p text:style-name="P1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5" draw:text-style-name="P10" draw:layer="layout" svg:width="8.7cm" svg:height="2.949cm" svg:x="12.6cm" svg:y="1.301cm">
            <text:p text:style-name="P1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7" draw:layer="layout" svg:width="2.25cm" svg:height="1cm" svg:x="15.801cm" svg:y="6.551cm">
            <text:p text:style-name="P1">Motio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0" draw:layer="layout" svg:width="8.7cm" svg:height="2.348cm" svg:x="12.601cm" svg:y="5.402cm">
            <text:p text:style-name="P1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10" draw:layer="layout" svg:width="8.7cm" svg:height="4.447cm" svg:x="12.602cm" svg:y="9.403cm">
            <text:p text:style-name="P1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7" draw:layer="layout" svg:width="2.25cm" svg:height="1cm" svg:x="15.803cm" svg:y="17.653cm">
            <text:p text:style-name="P1">Mo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10" draw:layer="layout" svg:width="8.7cm" svg:height="4.447cm" svg:x="12.603cm" svg:y="15.104cm">
            <text:p text:style-name="P1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6" draw:text-style-name="P10" draw:layer="layout" svg:width="6.25cm" svg:height="4.505cm" svg:x="21.698cm" svg:y="15.046cm">
          <text:p text:style-name="P12">Math offloaded</text:p>
          <text:p text:style-name="P12">to host</text:p>
          <text:p text:style-name="P12">Core offloaded</text:p>
          <text:p text:style-name="P12">to core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1T08:25:10.837000000</meta:creation-date>
    <dc:date>2021-07-21T13:32:45.846000000</dc:date>
    <meta:editing-duration>PT1H51M15S</meta:editing-duration>
    <meta:editing-cycles>36</meta:editing-cycles>
    <meta:generator>LibreOffice/7.1.3.2$Windows_X86_64 LibreOffice_project/47f78053abe362b9384784d31a6e56f8511eb1c1</meta:generator>
    <meta:document-statistic meta:object-count="82"/>
  </office:meta>
</office:document-meta>
</file>